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end" style:justify-single-word="false"/>
      <style:text-properties style:font-name="Arial" fo:font-size="10.5pt" officeooo:paragraph-rsid="002df68e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officeooo:rsid="002df68e" officeooo:paragraph-rsid="002df68e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style:font-size-asian="25pt" style:font-size-complex="25pt"/>
    </style:style>
    <style:style style:name="P7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rsid="002df68e" officeooo:paragraph-rsid="002fc14e" style:font-size-asian="25pt" style:font-size-complex="25pt"/>
    </style:style>
    <style:style style:name="P8" style:family="paragraph" style:parent-style-name="UrbanBody">
      <style:text-properties style:font-name="Arial" fo:font-size="10.5pt" style:font-size-asian="10.5pt" style:font-size-complex="10.5pt"/>
    </style:style>
    <style:style style:name="P9" style:family="paragraph" style:parent-style-name="UrbanBody">
      <style:text-properties style:font-name="Arial" fo:font-size="10.5pt" officeooo:rsid="004f4852" officeooo:paragraph-rsid="004f4852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use-window-font-color="true" fo:background-color="transparent" loext:char-shading-value="0" style:font-name-complex="Arial"/>
    </style:style>
    <style:style style:name="T3" style:family="text">
      <style:text-properties style:use-window-font-color="true" fo:language="fr" fo:country="BE" officeooo:rsid="00574896" fo:background-color="#fff200" loext:char-shading-value="0" style:font-name-complex="Arial"/>
    </style:style>
    <style:style style:name="T4" style:family="text">
      <style:text-properties style:use-window-font-color="true" fo:language="fr" fo:country="BE" officeooo:rsid="00574896" fo:background-color="#ffff00" loext:char-shading-value="0" style:font-name-complex="Arial"/>
    </style:style>
    <style:style style:name="T5" style:family="text">
      <style:text-properties style:use-window-font-color="true" fo:language="fr" fo:country="BE" officeooo:rsid="00574896" fo:background-color="#ffff00" loext:char-shading-value="0" style:font-name-complex="Arial"/>
    </style:style>
    <style:style style:name="T6" style:family="text">
      <style:text-properties fo:color="#000000" style:text-position="super 58%" fo:language="fr" fo:country="BE" style:font-name-complex="Arial"/>
    </style:style>
    <style:style style:name="T7" style:family="text">
      <style:text-properties fo:color="#000000" fo:language="fr" fo:country="BE" style:font-name-complex="Arial"/>
    </style:style>
    <style:style style:name="T8" style:family="text">
      <style:text-properties fo:color="#000000" fo:language="fr" fo:country="BE" officeooo:rsid="0059d2b4" style:font-name-complex="Arial"/>
    </style:style>
    <style:style style:name="T9" style:family="text">
      <style:text-properties fo:color="#000000" fo:language="fr" fo:country="BE" officeooo:rsid="005b0ba7" style:font-name-complex="Arial"/>
    </style:style>
    <style:style style:name="T10" style:family="text">
      <style:text-properties fo:color="#ce181e" fo:language="fr" fo:country="BE" style:text-underline-style="solid" style:text-underline-width="auto" style:text-underline-color="font-color" fo:font-weight="bold" fo:background-color="#fff200" loext:char-shading-value="0" style:font-weight-asian="bold" style:font-name-complex="Arial"/>
    </style:style>
    <style:style style:name="T11" style:family="text">
      <style:text-properties fo:color="#ce181e" fo:language="fr" fo:country="BE" fo:background-color="#fff200" loext:char-shading-value="0" style:font-name-complex="Arial"/>
    </style:style>
    <style:style style:name="T12" style:family="text">
      <style:text-properties fo:color="#ce181e" fo:language="fr" fo:country="BE" officeooo:rsid="002cf719" fo:background-color="#fff200" loext:char-shading-value="0" style:font-name-complex="Arial"/>
    </style:style>
    <style:style style:name="T13" style:family="text">
      <style:text-properties fo:color="#ce181e" fo:language="fr" fo:country="BE" officeooo:rsid="00574896" fo:background-color="#fff200" loext:char-shading-value="0" style:font-name-complex="Arial"/>
    </style:style>
    <style:style style:name="T14" style:family="text">
      <style:text-properties officeooo:rsid="002df68e"/>
    </style:style>
    <style:style style:name="T15" style:family="text">
      <style:text-properties fo:font-weight="normal" style:font-weight-asian="normal" style:font-name-complex="Arial"/>
    </style:style>
    <style:style style:name="T16" style:family="text">
      <style:text-properties fo:font-weight="normal" officeooo:rsid="002cf719" style:font-weight-asian="normal" style:font-name-complex="Arial"/>
    </style:style>
    <style:style style:name="T17" style:family="text">
      <style:text-properties fo:font-weight="normal" officeooo:rsid="0031936a" style:font-weight-asian="normal" style:font-name-complex="Arial"/>
    </style:style>
    <style:style style:name="T18" style:family="text">
      <style:text-properties fo:font-weight="normal" officeooo:rsid="0032ac77" style:font-weight-asian="normal" style:font-name-complex="Arial"/>
    </style:style>
    <style:style style:name="T19" style:family="text">
      <style:text-properties fo:font-weight="normal" officeooo:rsid="00341d07" style:font-weight-asian="normal" style:font-name-complex="Arial"/>
    </style:style>
    <style:style style:name="T20" style:family="text">
      <style:text-properties fo:font-weight="normal" officeooo:rsid="0034c6d7" style:font-weight-asian="normal" style:font-name-complex="Arial"/>
    </style:style>
    <style:style style:name="T21" style:family="text">
      <style:text-properties fo:font-weight="normal" officeooo:rsid="00376f6a" style:font-weight-asian="normal" style:font-name-complex="Arial"/>
    </style:style>
    <style:style style:name="T22" style:family="text">
      <style:text-properties fo:font-weight="bold" officeooo:rsid="0031936a" style:font-weight-asian="bold" style:font-name-complex="Arial" style:font-weight-complex="bold"/>
    </style:style>
    <style:style style:name="T23" style:family="text">
      <style:text-properties fo:font-weight="bold" officeooo:rsid="00376f6a" style:font-weight-asian="bold" style:font-name-complex="Arial" style:font-weight-complex="bold"/>
    </style:style>
    <style:style style:name="T24" style:family="text">
      <style:text-properties fo:language="fr" fo:country="BE" style:font-name-complex="Arial"/>
    </style:style>
    <style:style style:name="T25" style:family="text">
      <style:text-properties fo:language="fr" fo:country="BE" officeooo:rsid="002cf719" style:font-name-complex="Arial"/>
    </style:style>
    <style:style style:name="T26" style:family="text">
      <style:text-properties fo:language="fr" fo:country="BE" officeooo:rsid="0054a627" style:font-name-complex="Arial"/>
    </style:style>
    <style:style style:name="T27" style:family="text">
      <style:text-properties fo:language="fr" fo:country="BE" officeooo:rsid="00556b35" style:font-name-complex="Arial"/>
    </style:style>
    <style:style style:name="T28" style:family="text">
      <style:text-properties fo:language="fr" fo:country="BE" officeooo:rsid="0056afd3" style:font-name-complex="Arial"/>
    </style:style>
    <style:style style:name="T29" style:family="text">
      <style:text-properties fo:language="fr" fo:country="BE" officeooo:rsid="00574896" style:font-name-complex="Arial"/>
    </style:style>
    <style:style style:name="T30" style:family="text">
      <style:text-properties fo:language="fr" fo:country="BE" fo:font-weight="bold" style:font-weight-asian="bold" style:font-name-complex="Arial"/>
    </style:style>
    <style:style style:name="T31" style:family="text">
      <style:text-properties fo:language="fr" fo:country="BE" fo:background-color="#ffff00" loext:char-shading-value="0" style:font-name-complex="Arial"/>
    </style:style>
    <style:style style:name="T32" style:family="text">
      <style:text-properties fo:language="fr" fo:country="BE" officeooo:rsid="00574896" fo:background-color="#ffff00" loext:char-shading-value="0" style:font-name-complex="Arial"/>
    </style:style>
    <style:style style:name="T33" style:family="text">
      <style:text-properties fo:language="fr" fo:country="BE" officeooo:rsid="00574896" fo:background-color="#ffff00" loext:char-shading-value="0" style:font-name-complex="Arial"/>
    </style:style>
    <style:style style:name="T34" style:family="text">
      <style:text-properties fo:language="fr" fo:country="BE" fo:background-color="#ffff00" loext:char-shading-value="0" style:font-name-complex="Arial"/>
    </style:style>
    <style:style style:name="T35" style:family="text">
      <style:text-properties style:font-name-complex="Arial"/>
    </style:style>
    <style:style style:name="T36" style:family="text">
      <style:text-properties officeooo:rsid="0058267a" style:font-name-complex="Arial"/>
    </style:style>
    <style:style style:name="T37" style:family="text">
      <style:text-properties officeooo:rsid="004f4852"/>
    </style:style>
    <style:style style:name="T38" style:family="text">
      <style:text-properties fo:color="#ff3300" fo:language="fr" fo:country="BE" fo:background-color="#ffff00" loext:char-shading-value="0" style:font-name-complex="Arial"/>
    </style:style>
    <style:style style:name="T39" style:family="text">
      <style:text-properties fo:color="#ff3300" fo:language="fr" fo:country="BE" officeooo:rsid="00574896" fo:background-color="#ffff00" loext:char-shading-value="0" style:font-name-complex="Arial"/>
    </style:style>
    <style:style style:name="T4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0">do text</text:p><text:p text:style-name="P10">from document(at=header, format='odt')</text:p></office:annotation><text:span text:style-name="T1">Import depuis header.odt</text:span></text:p></draw:text-box></draw:frame></text:p>
      <text:p text:style-name="P2"/>
      <text:p text:style-name="P2"/>
      <text:p text:style-name="P6">permis <text:span text:style-name="T14">INTÉGRÉ</text:span></text:p>
      <text:p text:style-name="P7">Décision</text:p>
      <text:p text:style-name="P3"/>
      <text:p text:style-name="P4">Conformément <text:span text:style-name="T14">au décret du 5 février 2015</text:span></text:p>
      <text:p text:style-name="P5">relatif aux implantations commerciales.</text:p>
      <text:p text:style-name="P3"/>
      <text:p text:style-name="P3"/>
      <text:p text:style-name="P2"/>
      <text:p text:style-name="P2"/>
      <text:p text:style-name="P2"><text:span text:style-name="T15"><office:annotation><dc:creator>bleybaert</dc:creator><dc:date>2018-11-28T15:20:43.794608489</dc:date><loext:sender-initials>ble</loext:sender-initials><text:p text:style-name="P10">do text if self.getLastTheLicence().getDecision() == 'favorable' and u"Collège" in licence_helper.authority</text:p></office:annotation></text:span><text:span text:style-name="T15">Le </text:span><text:span text:style-name="T16">Bourgmestre de </text:span><text:span text:style-name="T16"><text:text-input text:description="">tool.getCityName()</text:text-input></text:span><text:span text:style-name="T15"><text:s/>porte à la connaissance du public que </text:span><text:span text:style-name="T16">le Collège communal </text:span><text:span text:style-name="T17">a </text:span><text:span text:style-name="T22">octroyé</text:span><text:span text:style-name="T17"> </text:span><text:span text:style-name="T18">en date du </text:span><text:span text:style-name="T18"><text:text-input text:description="">licence_view.format_date(self.getLastTheLicence().getDecisionDate())</text:text-input></text:span><text:span text:style-name="T18"><text:s/></text:span><text:span text:style-name="T19">un permis intégré à la société </text:span><text:span text:style-name="T19"><text:text-input text:description="">self.getApplicantsSignaletic(withaddress=True)</text:text-input></text:span><text:span text:style-name="T19"><text:s/></text:span><text:span text:style-name="T20">et ayant pour objet : </text:span><text:span text:style-name="T20"><text:text-input text:description="">self.getLicenceSubject()</text:text-input></text:span><text:span text:style-name="T20">.</text:span></text:p>
      <text:p text:style-name="P2"><text:span text:style-name="T16"><office:annotation><dc:creator>bleybaert</dc:creator><dc:date>2018-11-28T15:20:43.794608489</dc:date><loext:sender-initials>ble</loext:sender-initials><text:p text:style-name="P10">do text if self.getLastTheLicence().getDecision() == 'defavorable' and u"Collège" in licence_helper.authority</text:p></office:annotation></text:span><text:span text:style-name="T16">Le Bourgmestre de </text:span><text:span text:style-name="T16"><text:text-input text:description="">tool.getCityName()</text:text-input></text:span><text:span text:style-name="T16"><text:s/>porte à la connaissance du public que le Collège communal </text:span><text:span text:style-name="T17">a </text:span><text:span text:style-name="T23">refusé</text:span><text:span text:style-name="T17"> </text:span><text:span text:style-name="T18">en date du </text:span><text:span text:style-name="T18"><text:text-input text:description="">licence_view.format_date(self.getLastTheLicence().getDecisionDate())</text:text-input></text:span><text:span text:style-name="T18"><text:s/></text:span><text:span text:style-name="T19">un permis intégré à la société </text:span><text:span text:style-name="T19"><text:text-input text:description="">self.getApplicantsSignaletic(withaddress=True)</text:text-input></text:span><text:span text:style-name="T19"><text:s/></text:span><text:span text:style-name="T20">et ayant pour objet : </text:span><text:span text:style-name="T20"><text:text-input text:description="">self.getLicenceSubject()</text:text-input></text:span><text:span text:style-name="T20">.</text:span></text:p>
      <text:p text:style-name="P2"><text:span text:style-name="T16"><office:annotation><dc:creator>bleybaert</dc:creator><dc:date>2018-11-28T15:20:43.794608489</dc:date><loext:sender-initials>ble</loext:sender-initials><text:p text:style-name="P10">do text if self.getLastTheLicence().getDecision() == 'favorable' and "Fonctionnaire" in licence_helper.authority</text:p></office:annotation></text:span><text:span text:style-name="T16">Le Bourgmestre de </text:span><text:span text:style-name="T16"><text:text-input text:description="">tool.getCityName()</text:text-input></text:span><text:span text:style-name="T16"><text:s/>porte à la connaissance du public que le</text:span><text:span text:style-name="T21">s Fonctionnaires technique, délégué et des implantations commerciales du Service Public de Wallonie</text:span><text:span text:style-name="T16"> </text:span><text:span text:style-name="T21">ont </text:span><text:span text:style-name="T22">octroyé</text:span><text:span text:style-name="T17"> </text:span><text:span text:style-name="T18">en date du </text:span><text:span text:style-name="T18"><text:text-input text:description="">licence_view.format_date(self.getLastTheLicence().getDecisionDate())</text:text-input></text:span><text:span text:style-name="T18"><text:s/></text:span><text:span text:style-name="T19">un permis intégré à la société </text:span><text:span text:style-name="T19"><text:text-input text:description="">self.getApplicantsSignaletic(withaddress=True)</text:text-input></text:span><text:span text:style-name="T19"><text:s/></text:span><text:span text:style-name="T20">et ayant pour objet : </text:span><text:span text:style-name="T20"><text:text-input text:description="">self.getLicenceSubject()</text:text-input></text:span><text:span text:style-name="T20">.</text:span></text:p>
      <text:p text:style-name="P2"><text:span text:style-name="T16"><office:annotation><dc:creator>bleybaert</dc:creator><dc:date>2018-11-28T15:20:43.794608489</dc:date><loext:sender-initials>ble</loext:sender-initials><text:p text:style-name="P10">do text if self.getLastTheLicence().getDecision() == 'defavorable' and "Fonctionnaire" in licence_helper.authority</text:p></office:annotation></text:span><text:span text:style-name="T16">Le Bourgmestre de </text:span><text:span text:style-name="T16"><text:text-input text:description="">tool.getCityName()</text:text-input></text:span><text:span text:style-name="T16"><text:s/>porte à la connaissance du public que le</text:span><text:span text:style-name="T21">s Fonctionnaires technique, délégué et des implantations commerciales du Service Public de Wallonie</text:span><text:span text:style-name="T16"> </text:span><text:span text:style-name="T21">ont </text:span><text:span text:style-name="T23">refusé</text:span><text:span text:style-name="T17"> </text:span><text:span text:style-name="T18">en date du </text:span><text:span text:style-name="T18"><text:text-input text:description="">licence_view.format_date(self.getLastTheLicence().getDecisionDate())</text:text-input></text:span><text:span text:style-name="T18"><text:s/></text:span><text:span text:style-name="T19">un permis intégré à la société </text:span><text:span text:style-name="T19"><text:text-input text:description="">self.getApplicantsSignaletic(withaddress=True)</text:text-input></text:span><text:span text:style-name="T19"><text:s/></text:span><text:span text:style-name="T20">et ayant pour objet : </text:span><text:span text:style-name="T20"><text:text-input text:description="">self.getLicenceSubject()</text:text-input></text:span><text:span text:style-name="T20">.</text:span></text:p>
      <text:p text:style-name="P2"/>
      <text:p text:style-name="P2"><text:span text:style-name="T24">L’arrêté </text:span><text:span text:style-name="T26">de l'autorité compétence susmentionnée</text:span><text:span text:style-name="T24"> peut être consulté </text:span><text:span text:style-name="T27">du </text:span><text:span text:style-name="T27"><text:text-input text:description="">licence_view.format_date(self.getLastDisplayingTheDecision().getDisplayDate())</text:text-input></text:span><text:span text:style-name="T27"><text:s/></text:span><text:span text:style-name="T28">au </text:span><text:span text:style-name="T28"><text:text-input text:description="">licence_view.format_date(self.getLastDisplayingTheDecision().getDisplayDateEnd())</text:text-input></text:span><text:span text:style-name="T30">,</text:span><text:span text:style-name="T24"> tous les jours ouvrables de 8h30 à 12h et de 14h à 16h.</text:span></text:p>
      <text:p text:style-name="P2"/>
      <text:p text:style-name="P2"><text:span text:style-name="T7">Quiconque peut, après prise de rendez-vous, avoir accès au dossier complet, dans les limites prévues par le décret du 27 mai 2004, relatif au livre 1</text:span><text:span text:style-name="T6">er</text:span><text:span text:style-name="T7"> du Code de l’Environnement, relatif à l’information des citoyens, auprès du Service du Développement économique, </text:span><text:span text:style-name="T12">ADRESSE</text:span><text:span text:style-name="T7">.</text:span></text:p>
      <text:p text:style-name="P2"/>
      <text:p text:style-name="P2"><text:span text:style-name="T35">Un recours contre la présente décision est ouvert auprès de la Commission de recours (SPW – Cellule de recours sur implantations commerciales – </text:span><text:span text:style-name="T2">Place de la Wallonie, 1 à 5100 Namur</text:span><text:span text:style-name="T35">). Sous peine d’irrecevabilité, le recours doit être transmis par tout envoi permettant de donner date certaine à l’envoi et à la réception de l’acte conformément aux modalités définies par l’article 101 du décret du 5 février 2015 relatif aux implantations commerciales dans un délai de 20 jours à dater </text:span><text:span text:style-name="T36">du </text:span><text:span text:style-name="T36"><text:text-input text:description="">licence_view.format_date(self.getLastTheLicence().getDecisionDate())</text:text-input></text:span></text:p>
      <text:p text:style-name="P2"/>
      <text:p text:style-name="P2"><text:span text:style-name="T7">Pour le demandeur, le </text:span><text:span text:style-name="T8">F</text:span><text:span text:style-name="T7">onctionnaire des implantations commerciales, le </text:span><text:span text:style-name="T8">F</text:span><text:span text:style-name="T7">onctionnaire technique, le </text:span><text:span text:style-name="T8">F</text:span><text:span text:style-name="T7">onctionnaire délégué, le Collège communal de la commune sur le territoire de laquelle l’établissement est situé, de la réception de la décision émanant de l’autorité compétente lorsque celle-ci a été envoyée dans les délais visés à l’article 96, § 1</text:span><text:span text:style-name="T6">er</text:span><text:span text:style-name="T7"> ou 2 du décret </text:span><text:span text:style-name="T24">;</text:span></text:p>
      <text:p text:style-name="P2"><text:span text:style-name="T7">Pour le demandeur, le </text:span><text:span text:style-name="T9">F</text:span><text:span text:style-name="T7">onctionnaire des implantations commerciales, le </text:span><text:span text:style-name="T9">F</text:span><text:span text:style-name="T7">onctionnaire technique, le </text:span><text:span text:style-name="T9">F</text:span><text:span text:style-name="T7">onctionnaire délégué, le collège communal de la commune sur le territoire de laquelle l’établissement est situé, de l’expiration des délais visés à l’article 96 du décret dans les cas d’application des dispositions de l’article 99</text:span><text:span text:style-name="T24">. </text:span></text:p>
      <text:p text:style-name="P2">Pour les personnes non visées au point 1, du premier jour de l’affichage de l’avis effectué conformément aux modalités des articles D.29-22, D.29-23 et D.29-24 du Livre Ier du Code de l’Environnement.</text:p>
      <text:p text:style-name="P2"/>
      <text:p text:style-name="P2"><office:annotation><dc:creator>bleybaert</dc:creator><dc:date>2018-07-20T10:49:48</dc:date><loext:sender-initials>ble</loext:sender-initials><text:p text:style-name="P10">do text</text:p><text:p text:style-name="P10">from document(at=signatures, format='odt')</text:p></office:annotation>Import depuis signatures.od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0pt" fo:language="fr" fo:country="BE" fo:font-weight="bold" style:font-size-asian="10pt" style:font-weight-asian="bold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Arial" fo:font-family="Arial" style:font-family-generic="swiss" style:font-pitch="variable" fo:font-size="11pt" fo:language="fr" fo:country="BE" style:font-size-asian="11pt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8T16:54:01.607000472</dc:date>
    <dc:language>fr-FR</dc:language>
    <meta:editing-cycles>142</meta:editing-cycles>
    <meta:editing-duration>P1DT11H33M43S</meta:editing-duration>
    <dc:creator>bleybaert</dc:creator>
    <meta:document-statistic meta:table-count="0" meta:image-count="0" meta:object-count="0" meta:page-count="1" meta:paragraph-count="16" meta:word-count="498" meta:character-count="3616" meta:non-whitespace-character-count="3174"/>
    <meta:user-defined meta:name="Info 1"/>
    <meta:user-defined meta:name="Info 2"/>
    <meta:user-defined meta:name="Info 3"/>
    <meta:user-defined meta:name="Info 4"/>
  </office:meta>
</office:document-meta>
</file>